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center"/>
    </style:style>
    <style:style style:name="Table1.A" style:family="table-column">
      <style:table-column-properties style:column-width="1.4618in"/>
    </style:style>
    <style:style style:name="Table1.B" style:family="table-column">
      <style:table-column-properties style:column-width="1.8729in"/>
    </style:style>
    <style:style style:name="Table1.C" style:family="table-column">
      <style:table-column-properties style:column-width="1.4826in"/>
    </style:style>
    <style:style style:name="Table1.D" style:family="table-column">
      <style:table-column-properties style:column-width="1.8757in"/>
    </style:style>
    <style:style style:name="Table1.A1" style:family="table-cell">
      <style:table-cell-properties style:vertical-align="middle" fo:padding="0.0694in" fo:border="1pt solid #000000"/>
    </style:style>
    <style:style style:name="Table1.A6" style:family="table-cell">
      <style:table-cell-properties style:vertical-align="middle" fo:padding="0.0694in" fo:border-left="1pt solid #000000" fo:border-right="1pt solid #000000" fo:border-top="none" fo:border-bottom="1pt solid #000000"/>
    </style:style>
    <style:style style:name="Table2" style:family="table">
      <style:table-properties style:width="6.4375in" table:align="left"/>
    </style:style>
    <style:style style:name="Table2.A" style:family="table-column">
      <style:table-column-properties style:column-width="6.4375in"/>
    </style:style>
    <style:style style:name="Table2.A1" style:family="table-cell">
      <style:table-cell-properties style:vertical-align="middle" fo:padding="0.0694in" fo:border="1pt solid #000000"/>
    </style:style>
    <style:style style:name="Table3" style:family="table">
      <style:table-properties style:width="6.4375in" table:align="left"/>
    </style:style>
    <style:style style:name="Table3.A" style:family="table-column">
      <style:table-column-properties style:column-width="6.4375in"/>
    </style:style>
    <style:style style:name="Table3.A1" style:family="table-cell">
      <style:table-cell-properties style:vertical-align="middle" fo:padding="0.0694in" fo:border="1pt solid #000000"/>
    </style:style>
    <style:style style:name="Table4" style:family="table">
      <style:table-properties style:width="6.4375in" table:align="left"/>
    </style:style>
    <style:style style:name="Table4.A" style:family="table-column">
      <style:table-column-properties style:column-width="6.4375in"/>
    </style:style>
    <style:style style:name="Table4.A1" style:family="table-cell">
      <style:table-cell-properties style:vertical-align="middle" fo:padding="0.0694in" fo:border="1pt solid #000000"/>
    </style:style>
    <style:style style:name="Table5" style:family="table">
      <style:table-properties style:width="6.4375in" table:align="left"/>
    </style:style>
    <style:style style:name="Table5.A" style:family="table-column">
      <style:table-column-properties style:column-width="6.4375in"/>
    </style:style>
    <style:style style:name="Table5.A1" style:family="table-cell">
      <style:table-cell-properties style:vertical-align="middle" fo:padding="0.0694in" fo:border="1pt solid #000000"/>
    </style:style>
    <style:style style:name="Table6" style:family="table">
      <style:table-properties style:width="6.4375in" table:align="left"/>
    </style:style>
    <style:style style:name="Table6.A" style:family="table-column">
      <style:table-column-properties style:column-width="6.4375in"/>
    </style:style>
    <style:style style:name="Table6.A1" style:family="table-cell">
      <style:table-cell-properties style:vertical-align="middle" fo:padding="0.0694in" fo:border="1pt solid #000000"/>
    </style:style>
    <style:style style:name="Table7" style:family="table">
      <style:table-properties style:width="6.625in" table:align="left"/>
    </style:style>
    <style:style style:name="Table7.A" style:family="table-column">
      <style:table-column-properties style:column-width="6.625in"/>
    </style:style>
    <style:style style:name="Table7.A1" style:family="table-cell">
      <style:table-cell-properties style:vertical-align="middle" fo:padding="0.0694in" fo:border="1pt solid #000000"/>
    </style:style>
    <style:style style:name="Table8" style:family="table">
      <style:table-properties style:width="6.625in" table:align="left"/>
    </style:style>
    <style:style style:name="Table8.A" style:family="table-column">
      <style:table-column-properties style:column-width="6.625in"/>
    </style:style>
    <style:style style:name="Table8.A1" style:family="table-cell">
      <style:table-cell-properties style:vertical-align="middle" fo:padding="0.0694in" fo:border="1pt solid #000000"/>
    </style:style>
    <style:style style:name="Table9" style:family="table">
      <style:table-properties style:width="6.625in" table:align="left"/>
    </style:style>
    <style:style style:name="Table9.A" style:family="table-column">
      <style:table-column-properties style:column-width="6.625in"/>
    </style:style>
    <style:style style:name="Table9.A1" style:family="table-cell">
      <style:table-cell-properties style:vertical-align="middle" fo:padding="0.0694in" fo:border="1pt solid #000000"/>
    </style:style>
    <style:style style:name="Table10" style:family="table">
      <style:table-properties style:width="6.6611in" table:align="left"/>
    </style:style>
    <style:style style:name="Table10.A" style:family="table-column">
      <style:table-column-properties style:column-width="4.2681in"/>
    </style:style>
    <style:style style:name="Table10.B" style:family="table-column">
      <style:table-column-properties style:column-width="2.3931in"/>
    </style:style>
    <style:style style:name="Table10.A1" style:family="table-cell">
      <style:table-cell-properties style:vertical-align="middle" fo:padding="0.0694in" fo:border="1pt solid #000000"/>
    </style:style>
    <style:style style:name="Table11" style:family="table">
      <style:table-properties style:width="6.6875in" table:align="left"/>
    </style:style>
    <style:style style:name="Table11.A" style:family="table-column">
      <style:table-column-properties style:column-width="6.6875in"/>
    </style:style>
    <style:style style:name="Table11.A1" style:family="table-cell">
      <style:table-cell-properties style:vertical-align="middle" fo:padding="0.0694in" fo:border="1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3"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officeooo:rsid="00096835" officeooo:paragraph-rsid="00096835" style:text-blinking="false" fo:background-color="transparent"/>
    </style:style>
    <style:style style:name="P4"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5"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6" style:family="paragraph" style:parent-style-name="Table_20_Contents">
      <style:paragraph-properties fo:margin-top="0in" fo:margin-bottom="0in" loext:contextual-spacing="false" fo:line-height="120%" style:writing-mode="lr-tb"/>
    </style:style>
    <style:style style:name="P7"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 style:family="paragraph" style:parent-style-name="Text_20_body">
      <style:paragraph-properties fo:text-align="center" style:justify-single-word="false"/>
      <style:text-properties officeooo:paragraph-rsid="00096835"/>
    </style:style>
    <style:style style:name="P9" style:family="paragraph" style:parent-style-name="Text_20_body">
      <style:text-properties fo:font-size="10pt" style:font-size-asian="10pt" style:font-size-complex="10pt"/>
    </style:style>
    <style:style style:name="P10" style:family="paragraph" style:parent-style-name="Text_20_body">
      <style:text-properties fo:font-size="10pt" fo:font-weight="normal" style:font-size-asian="10pt" style:font-size-complex="10pt"/>
    </style:style>
    <style:style style:name="P11" style:family="paragraph" style:parent-style-name="Text_20_body">
      <style:paragraph-properties fo:margin-top="0in" fo:margin-bottom="0in" loext:contextual-spacing="false"/>
      <style:text-properties fo:font-size="10pt" style:font-size-asian="10pt" style:font-size-complex="10pt"/>
    </style:style>
    <style:style style:name="P1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officeooo:rsid="000c57df" officeooo:paragraph-rsid="000c57df" style:text-blinking="false" fo:background-color="transparent" style:font-size-asian="10pt" style:font-size-complex="10pt"/>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officeooo:rsid="000f50c3" officeooo:paragraph-rsid="000f50c3" style:text-blinking="false" fo:background-color="transparent" style:font-size-asian="10pt" style:font-size-complex="10pt"/>
    </style:style>
    <style:style style:name="P16" style:family="paragraph" style:parent-style-name="Text_20_body" style:list-style-name="L1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officeooo:rsid="000efc07" officeooo:paragraph-rsid="000efc07" style:text-blinking="false" fo:background-color="transparent" style:font-size-asian="10pt" style:font-style-asian="normal" style:font-weight-asian="normal" style:font-size-complex="10pt" style:font-style-complex="normal" style:font-weight-complex="normal"/>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fo:font-size="10pt" style:text-underline-style="none" style:text-blinking="false" fo:background-color="transparent" style:font-size-asian="10pt" style:font-size-complex="10p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0pt" fo:font-style="normal" style:text-underline-style="solid" style:text-underline-width="auto" style:text-underline-color="font-color" fo:font-weight="bold" fo:background-color="transparent" style:font-size-asian="10pt" style:font-size-complex="10pt"/>
    </style:style>
    <style:style style:name="P19" style:family="paragraph" style:parent-style-name="Text_20_body">
      <style:paragraph-properties fo:margin-top="0in" fo:margin-bottom="0in" loext:contextual-spacing="false" fo:line-height="138%" style:writing-mode="lr-tb"/>
    </style:style>
    <style:style style:name="P20" style:family="paragraph" style:parent-style-name="Text_20_body">
      <style:paragraph-properties fo:margin-top="0in" fo:margin-bottom="0in" loext:contextual-spacing="false" fo:line-height="138%" fo:text-align="center" style:justify-single-word="false" style:writing-mode="lr-tb"/>
      <style:text-properties officeooo:paragraph-rsid="000f50c3"/>
    </style:style>
    <style:style style:name="P21" style:family="paragraph" style:parent-style-name="Text_20_body">
      <style:paragraph-properties fo:margin-top="0in" fo:margin-bottom="0in" loext:contextual-spacing="false" fo:line-height="138%" style:writing-mode="lr-tb"/>
      <style:text-properties officeooo:paragraph-rsid="000c57df"/>
    </style:style>
    <style:style style:name="P22" style:family="paragraph" style:parent-style-name="Text_20_body">
      <style:paragraph-properties fo:margin-top="0in" fo:margin-bottom="0in" loext:contextual-spacing="false" fo:line-height="138%" style:writing-mode="lr-tb"/>
      <style:text-properties officeooo:paragraph-rsid="000d7c74"/>
    </style:style>
    <style:style style:name="P23" style:family="paragraph" style:parent-style-name="Text_20_body">
      <style:paragraph-properties fo:margin-top="0in" fo:margin-bottom="0in" loext:contextual-spacing="false" fo:line-height="138%" style:writing-mode="lr-tb"/>
      <style:text-properties officeooo:paragraph-rsid="000d7df9"/>
    </style:style>
    <style:style style:name="P24" style:family="paragraph" style:parent-style-name="Text_20_body">
      <style:paragraph-properties fo:margin-top="0in" fo:margin-bottom="0in" loext:contextual-spacing="false" fo:line-height="138%" style:writing-mode="lr-tb"/>
      <style:text-properties fo:font-size="10pt" style:font-size-asian="10pt" style:font-size-complex="10pt"/>
    </style:style>
    <style:style style:name="P25" style:family="paragraph" style:parent-style-name="Text_20_body">
      <style:paragraph-properties fo:margin-top="0in" fo:margin-bottom="0in" loext:contextual-spacing="false" fo:line-height="138%" fo:text-align="center" style:justify-single-word="false" style:writing-mode="lr-tb"/>
      <style:text-properties fo:font-size="10pt" style:font-size-asian="10pt" style:font-size-complex="10pt"/>
    </style:style>
    <style:style style:name="P26" style:family="paragraph" style:parent-style-name="Text_20_body">
      <style:paragraph-properties fo:margin-top="0in" fo:margin-bottom="0in" loext:contextual-spacing="false" fo:line-height="138%" style:writing-mode="lr-tb"/>
      <style:text-properties fo:font-size="10pt" fo:font-weight="normal" style:font-size-asian="10pt" style:font-size-complex="10pt"/>
    </style:style>
    <style:style style:name="P27" style:family="paragraph" style:parent-style-name="Text_20_body">
      <style:paragraph-properties fo:margin-top="0in" fo:margin-bottom="0in" loext:contextual-spacing="false" fo:line-height="138%" style:writing-mode="lr-tb"/>
      <style:text-properties fo:font-size="10pt" fo:font-weight="normal" officeooo:paragraph-rsid="00096835" style:font-size-asian="10pt" style:font-size-complex="10pt"/>
    </style:style>
    <style:style style:name="P28" style:family="paragraph" style:parent-style-name="Text_20_body">
      <style:paragraph-properties fo:margin-top="0in" fo:margin-bottom="0in" loext:contextual-spacing="false" fo:line-height="138%" style:writing-mode="lr-tb"/>
      <style:text-properties officeooo:rsid="000d7c74" officeooo:paragraph-rsid="000c57df"/>
    </style:style>
    <style:style style:name="P29" style:family="paragraph" style:parent-style-name="Text_20_body">
      <style:paragraph-properties fo:margin-top="0in" fo:margin-bottom="0in" loext:contextual-spacing="false" fo:line-height="138%" style:writing-mode="lr-tb"/>
      <style:text-properties officeooo:rsid="000d7c74" officeooo:paragraph-rsid="000d7c74"/>
    </style:style>
    <style:style style:name="P30" style:family="paragraph" style:parent-style-name="Text_20_body">
      <style:paragraph-properties fo:margin-top="0in" fo:margin-bottom="0in" loext:contextual-spacing="false" fo:line-height="138%" style:writing-mode="lr-tb"/>
      <style:text-properties officeooo:rsid="000d7df9" officeooo:paragraph-rsid="000d7df9"/>
    </style:style>
    <style:style style:name="P31" style:family="paragraph" style:parent-style-name="Text_20_body" style:list-style-name="L10">
      <style:paragraph-properties fo:margin-top="0in" fo:margin-bottom="0in" loext:contextual-spacing="false" fo:line-height="138%" style:writing-mode="lr-tb"/>
      <style:text-properties officeooo:rsid="000d7df9" officeooo:paragraph-rsid="000d7df9"/>
    </style:style>
    <style:style style:name="P32" style:family="paragraph" style:parent-style-name="Text_20_body" style:list-style-name="L10">
      <style:paragraph-properties fo:margin-top="0in" fo:margin-bottom="0in" loext:contextual-spacing="false" fo:line-height="138%" style:writing-mode="lr-tb"/>
      <style:text-properties officeooo:rsid="000e416b" officeooo:paragraph-rsid="000e416b"/>
    </style:style>
    <style:style style:name="P33" style:family="paragraph" style:parent-style-name="Text_20_body">
      <style:paragraph-properties fo:margin-top="0in" fo:margin-bottom="0in" loext:contextual-spacing="false" fo:line-height="138%" style:writing-mode="lr-tb"/>
      <style:text-properties officeooo:rsid="000e416b" officeooo:paragraph-rsid="000e416b"/>
    </style:style>
    <style:style style:name="P34" style:family="paragraph" style:parent-style-name="Text_20_body">
      <style:paragraph-properties fo:margin-top="0in" fo:margin-bottom="0in" loext:contextual-spacing="false" fo:line-height="138%" style:writing-mode="lr-tb"/>
      <style:text-properties style:text-underline-style="solid" style:text-underline-width="auto" style:text-underline-color="font-color" fo:font-weight="bold" officeooo:rsid="000e416b" officeooo:paragraph-rsid="000e416b" style:font-weight-asian="bold" style:font-weight-complex="bold"/>
    </style:style>
    <style:style style:name="P35" style:family="paragraph" style:parent-style-name="Text_20_body">
      <style:paragraph-properties fo:margin-top="0in" fo:margin-bottom="0in" loext:contextual-spacing="false" fo:line-height="138%" style:writing-mode="lr-tb"/>
      <style:text-properties officeooo:rsid="000e6319" officeooo:paragraph-rsid="000e6319"/>
    </style:style>
    <style:style style:name="P36" style:family="paragraph" style:parent-style-name="Text_20_body">
      <style:paragraph-properties fo:margin-top="0in" fo:margin-bottom="0in" loext:contextual-spacing="false" fo:line-height="138%" style:writing-mode="lr-tb"/>
      <style:text-properties officeooo:rsid="000e6319" officeooo:paragraph-rsid="000efc07"/>
    </style:style>
    <style:style style:name="P37" style:family="paragraph" style:parent-style-name="Text_20_body" style:list-style-name="L11">
      <style:paragraph-properties fo:margin-top="0in" fo:margin-bottom="0in" loext:contextual-spacing="false" fo:line-height="138%" style:writing-mode="lr-tb"/>
      <style:text-properties officeooo:rsid="000efc07" officeooo:paragraph-rsid="000efc07"/>
    </style:style>
    <style:style style:name="P38" style:family="paragraph" style:parent-style-name="Text_20_body">
      <style:paragraph-properties fo:margin-top="0in" fo:margin-bottom="0in" loext:contextual-spacing="false" fo:line-height="138%" style:writing-mode="lr-tb"/>
      <style:text-properties officeooo:rsid="000efc07" officeooo:paragraph-rsid="000efc07"/>
    </style:style>
    <style:style style:name="P39" style:family="paragraph" style:parent-style-name="Text_20_body">
      <style:paragraph-properties fo:margin-top="0in" fo:margin-bottom="0in" loext:contextual-spacing="false" fo:line-height="138%" fo:break-before="pag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40" style:family="paragraph" style:parent-style-name="Text_20_body">
      <style:paragraph-properties fo:margin-top="0in" fo:margin-bottom="0in" loext:contextual-spacing="false" fo:line-height="138%" fo:break-before="page" style:writing-mode="lr-tb"/>
    </style:style>
    <style:style style:name="P41" style:family="paragraph" style:parent-style-name="Text_20_body">
      <style:paragraph-properties fo:margin-top="0in" fo:margin-bottom="0in" loext:contextual-spacing="false" fo:line-height="138%" fo:text-align="center" style:justify-single-word="false" fo:break-before="page" style:writing-mode="lr-tb"/>
      <style:text-properties officeooo:paragraph-rsid="000f50c3"/>
    </style:style>
    <style:style style:name="P42" style:family="paragraph" style:parent-style-name="Text_20_body">
      <style:paragraph-properties fo:margin-top="0in" fo:margin-bottom="0in" loext:contextual-spacing="false" fo:line-height="138%" fo:break-before="page" style:writing-mode="lr-tb"/>
      <style:text-properties style:text-underline-style="solid" style:text-underline-width="auto" style:text-underline-color="font-color" fo:font-weight="bold" officeooo:rsid="000e416b" officeooo:paragraph-rsid="000e416b" style:font-weight-asian="bold" style:font-weight-complex="bold"/>
    </style:style>
    <style:style style:name="P4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44" style:family="paragraph" style:parent-style-name="Text_20_body" style:list-style-name="L2">
      <loext:graphic-properties draw:fill="none" draw:fill-color="#ffffff"/>
      <style:paragraph-properties fo:margin-left="0.5in" fo:margin-right="0in" fo:margin-top="0in" fo:margin-bottom="0in" loext:contextual-spacing="false" fo:line-height="138%" fo:text-indent="0in"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T1" style:family="text">
      <style:text-properties officeooo:rsid="00096835"/>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096835"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pt" fo:font-style="normal" style:text-underline-style="none" fo:font-weight="bold" officeooo:rsid="00096835"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7" style:family="text">
      <style:text-properties fo:font-variant="normal" fo:text-transform="none" fo:color="#000000" style:text-line-through-style="none" style:text-line-through-type="none" style:font-name="Arial" fo:font-size="10pt" fo:font-style="normal" style:text-underline-style="none" fo:font-weight="normal" officeooo:rsid="00096835" style:text-blinking="false" fo:background-color="transparent" loext:char-shading-value="0" style:font-size-asian="10pt" style:font-size-complex="10pt"/>
    </style:style>
    <style:style style:name="T8" style:family="text">
      <style:text-properties fo:font-variant="normal" fo:text-transform="none" fo:color="#000000" style:text-line-through-style="none" style:text-line-through-type="none" style:font-name="Arial" fo:font-size="10pt" fo:font-style="normal" style:text-underline-style="none" fo:font-weight="normal" officeooo:rsid="000c57df" style:text-blinking="false" fo:background-color="transparent" loext:char-shading-value="0" style:font-size-asian="10pt" style:font-size-complex="10pt"/>
    </style:style>
    <style:style style:name="T9" style:family="text">
      <style:text-properties fo:font-variant="normal" fo:text-transform="none" fo:color="#000000" style:text-line-through-style="none" style:text-line-through-type="none" style:font-name="Arial" fo:font-size="10pt" fo:font-style="normal" style:text-underline-style="none" fo:font-weight="normal" officeooo:rsid="000d7c74" style:text-blinking="false" fo:background-color="transparent" loext:char-shading-value="0" style:font-size-asian="10pt" style:font-size-complex="10pt"/>
    </style:style>
    <style:style style:name="T10" style:family="text">
      <style:text-properties fo:font-variant="normal" fo:text-transform="none" fo:color="#000000" style:text-line-through-style="none" style:text-line-through-type="none" style:font-name="Arial" fo:font-size="10pt" fo:font-style="normal" style:text-underline-style="none" fo:font-weight="normal" officeooo:rsid="000d7df9" style:text-blinking="false" fo:background-color="transparent" loext:char-shading-value="0" style:font-size-asian="10pt" style:font-size-complex="10pt"/>
    </style:style>
    <style:style style:name="T11" style:family="text">
      <style:text-properties fo:font-variant="normal" fo:text-transform="none" fo:color="#000000" style:text-line-through-style="none" style:text-line-through-type="none" style:font-name="Arial" fo:font-size="10pt" fo:font-style="normal" style:text-underline-style="none" fo:font-weight="normal" officeooo:rsid="000e416b" style:text-blinking="false" fo:background-color="transparent" loext:char-shading-value="0" style:font-size-asian="10pt" style:font-size-complex="10pt"/>
    </style:style>
    <style:style style:name="T12"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13" style:family="text">
      <style:text-properties fo:font-variant="normal" fo:text-transform="none" fo:color="#000000" style:text-line-through-style="none" style:text-line-through-type="none" style:font-name="Arial" fo:font-size="10pt" fo:font-style="normal" style:text-underline-style="none" fo:font-weight="normal" officeooo:rsid="000d7c74" style:text-blinking="false" fo:background-color="transparent" loext:char-shading-value="0" style:font-size-asian="10pt" style:font-style-asian="normal" style:font-size-complex="10pt" style:font-style-complex="normal"/>
    </style:style>
    <style:style style:name="T14"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weight-asian="normal" style:font-size-complex="10pt" style:font-style-complex="normal" style:font-weight-complex="normal"/>
    </style:style>
    <style:style style:name="T15" style:family="text">
      <style:text-properties fo:font-variant="normal" fo:text-transform="none" fo:color="#000000" style:text-line-through-style="none" style:text-line-through-type="none" style:font-name="Arial" fo:font-size="10pt" fo:font-style="normal" style:text-blinking="false" fo:background-color="transparent" loext:char-shading-value="0" style:font-size-asian="10pt" style:font-size-complex="10pt"/>
    </style:style>
    <style:style style:name="T16"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17" style:family="text">
      <style:text-properties fo:font-variant="normal" fo:text-transform="none" fo:color="#000000" style:text-line-through-style="none" style:text-line-through-type="none" style:font-name="Arial" fo:font-size="10pt" fo:font-style="italic" style:text-underline-style="none" fo:font-weight="normal" officeooo:rsid="00096835" style:text-blinking="false" fo:background-color="transparent" loext:char-shading-value="0" style:font-size-asian="10pt" style:font-size-complex="10pt"/>
    </style:style>
    <style:style style:name="T18" style:family="text">
      <style:text-properties fo:font-variant="normal" fo:text-transform="none" fo:color="#000000" style:text-line-through-style="none" style:text-line-through-type="none" style:font-name="Arial" fo:font-size="10pt" fo:font-style="italic" style:text-underline-style="none" fo:font-weight="normal" officeooo:rsid="000f50c3" style:text-blinking="false" fo:background-color="transparent" loext:char-shading-value="0" style:font-size-asian="10pt" style:font-size-complex="10pt"/>
    </style:style>
    <style:style style:name="T19"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tyle-asian="italic" style:font-size-complex="10pt" style:font-style-complex="italic"/>
    </style:style>
    <style:style style:name="T20" style:family="text">
      <style:text-properties fo:font-variant="normal" fo:text-transform="none" fo:color="#000000" style:text-line-through-style="none" style:text-line-through-type="none" style:font-name="Arial" fo:font-size="10pt" fo:font-style="italic" style:text-underline-style="none" fo:font-weight="normal" officeooo:rsid="000d7c74" style:text-blinking="false" fo:background-color="transparent" loext:char-shading-value="0" style:font-size-asian="10pt" style:font-style-asian="italic" style:font-size-complex="10pt" style:font-style-complex="italic"/>
    </style:style>
    <style:style style:name="T21"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tyle-asian="italic" style:font-weight-asian="normal" style:font-size-complex="10pt" style:font-style-complex="italic" style:font-weight-complex="normal"/>
    </style:style>
    <style:style style:name="T22" style:family="text">
      <style:text-properties fo:font-variant="normal" fo:text-transform="none" fo:color="#000000" style:text-line-through-style="none" style:text-line-through-type="none" style:font-name="Arial" fo:font-style="italic"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tyle="italic" style:text-underline-style="none" fo:font-weight="normal" officeooo:rsid="00096835"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tyle="italic"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tyle="normal" style:text-underline-style="none" officeooo:rsid="00096835"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2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0" style:family="text">
      <style:text-properties fo:font-variant="normal" fo:text-transform="none" fo:color="#000000" style:text-line-through-style="none" style:text-line-through-type="none" fo:font-size="10pt" style:text-underline-style="none" fo:font-weight="normal" style:text-blinking="false" fo:background-color="transparent" loext:char-shading-value="0" style:font-size-asian="10pt" style:font-size-complex="10pt"/>
    </style:style>
    <style:style style:name="T31" style:family="text">
      <style:text-properties fo:font-variant="normal" fo:text-transform="none" fo:color="#000000" style:font-name="Arial" fo:font-size="10pt" fo:font-style="normal" style:text-underline-style="solid" style:text-underline-width="auto" style:text-underline-color="font-color" fo:font-weight="bold" fo:background-color="transparent" loext:char-shading-value="0" style:font-size-asian="10pt" style:font-size-complex="10pt"/>
    </style:style>
    <style:style style:name="T32" style:family="text">
      <style:text-properties fo:font-variant="normal" fo:text-transform="none" fo:color="#000000" style:font-name="Arial" fo:font-size="10pt" fo:font-style="normal" style:text-underline-style="solid" style:text-underline-width="auto" style:text-underline-color="font-color" fo:font-weight="bold" officeooo:rsid="00096835" fo:background-color="transparent" loext:char-shading-value="0" style:font-size-asian="10pt" style:font-size-complex="10pt"/>
    </style:style>
    <style:style style:name="T33" style:family="text">
      <style:text-properties fo:font-variant="normal" fo:text-transform="none" fo:color="#000000" style:font-name="Arial" fo:font-size="10pt" fo:font-style="normal" style:text-underline-style="solid" style:text-underline-width="auto" style:text-underline-color="font-color" fo:font-weight="bold" officeooo:rsid="000e416b" fo:background-color="transparent" loext:char-shading-value="0" style:font-size-asian="10pt" style:font-size-complex="10pt"/>
    </style:style>
    <style:style style:name="T34" style:family="text">
      <style:text-properties fo:font-variant="normal" fo:text-transform="none" fo:color="#1155cc" style:text-line-through-style="none" style:text-line-through-type="none" style:font-name="Arial" fo:font-size="10pt" fo:language="zxx" fo:country="none" fo:font-style="italic" style:text-underline-style="solid" style:text-underline-width="auto" style:text-underline-color="font-color" fo:font-weight="normal" officeooo:rsid="000f50c3" style:text-blinking="false" fo:background-color="transparent" loext:char-shading-value="0" style:font-size-asian="10pt" style:language-asian="zxx" style:country-asian="none" style:font-size-complex="10pt" style:language-complex="zxx" style:country-complex="none"/>
    </style:style>
    <style:style style:name="T35" style:family="text">
      <style:text-properties style:font-name="Arial" fo:font-style="italic" fo:font-weight="normal"/>
    </style:style>
    <style:style style:name="T36" style:family="text">
      <style:text-properties fo:font-size="12pt"/>
    </style:style>
    <style:style style:name="T37" style:family="text">
      <style:text-properties fo:font-size="18pt" fo:font-weight="normal"/>
    </style:style>
    <style:style style:name="T38" style:family="text">
      <style:text-properties officeooo:rsid="000f50c3"/>
    </style:style>
    <style:style style:name="T39" style:family="text">
      <style:text-properties style:font-size-asian="10pt" style:font-size-complex="10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3">Project 1: Getting to Know Your Groups; Orientation and Navigation</text:span></text:p>
      <text:p text:style-name="Text_20_body"/>
      <text:p text:style-name="P12">(You will learn how to fill this out and submit it a little later!)</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6"><text:span text:style-name="T4">Group </text:span><text:span text:style-name="T5">Number and Name</text:span><text:span text:style-name="T4">: </text:span></text:p>
          </table:table-cell>
          <table:covered-table-cell/>
          <table:table-cell table:style-name="Table1.A1" table:number-columns-spanned="2" office:value-type="string">
            <text:p text:style-name="Table_20_Contents"/>
          </table:table-cell>
          <table:covered-table-cell/>
        </table:table-row>
        <table:table-row>
          <table:table-cell table:style-name="Table1.A1" office:value-type="string">
            <text:p text:style-name="P2">Member Name #1:</text:p>
          </table:table-cell>
          <table:table-cell table:style-name="Table1.A1" office:value-type="string">
            <text:p text:style-name="Table_20_Contents"/>
          </table:table-cell>
          <table:table-cell table:style-name="Table1.A1" office:value-type="string">
            <text:p text:style-name="P2">Email #1:</text:p>
          </table:table-cell>
          <table:table-cell table:style-name="Table1.A1" office:value-type="string">
            <text:p text:style-name="Table_20_Contents"/>
          </table:table-cell>
        </table:table-row>
        <table:table-row>
          <table:table-cell table:style-name="Table1.A1" office:value-type="string">
            <text:p text:style-name="P2">Member Name #2:</text:p>
          </table:table-cell>
          <table:table-cell table:style-name="Table1.A1" office:value-type="string">
            <text:p text:style-name="Table_20_Contents"/>
          </table:table-cell>
          <table:table-cell table:style-name="Table1.A1" office:value-type="string">
            <text:p text:style-name="P2">Email #2:</text:p>
          </table:table-cell>
          <table:table-cell table:style-name="Table1.A1" office:value-type="string">
            <text:p text:style-name="Table_20_Contents"/>
          </table:table-cell>
        </table:table-row>
        <table:table-row>
          <table:table-cell table:style-name="Table1.A1" office:value-type="string">
            <text:p text:style-name="P2">Member Name #3:</text:p>
          </table:table-cell>
          <table:table-cell table:style-name="Table1.A1" office:value-type="string">
            <text:p text:style-name="Table_20_Contents"/>
          </table:table-cell>
          <table:table-cell table:style-name="Table1.A1" office:value-type="string">
            <text:p text:style-name="P2">Email #3:</text:p>
          </table:table-cell>
          <table:table-cell table:style-name="Table1.A1" office:value-type="string">
            <text:p text:style-name="Table_20_Contents"/>
          </table:table-cell>
        </table:table-row>
        <table:table-row>
          <table:table-cell table:style-name="Table1.A1" office:value-type="string">
            <text:p text:style-name="P2"><text:span text:style-name="T1">Collaboration </text:span>Time and Date:</text:p>
          </table:table-cell>
          <table:table-cell table:style-name="Table1.A1" office:value-type="string">
            <text:p text:style-name="Table_20_Contents"/>
          </table:table-cell>
          <table:table-cell table:style-name="Table1.A1" office:value-type="string">
            <text:p text:style-name="P3">Evaluating Group Number:</text:p>
          </table:table-cell>
          <table:table-cell table:style-name="Table1.A1" office:value-type="string">
            <text:p text:style-name="Table_20_Contents"/>
          </table:table-cell>
        </table:table-row>
        <table:table-row>
          <table:table-cell table:style-name="Table1.A6" office:value-type="string">
            <text:p text:style-name="P3">Collaboration Methods (in-person, Zoo<text:span text:style-name="T38">m, etc.</text:span>)</text:p>
          </table:table-cell>
          <table:table-cell table:style-name="Table1.A6" table:number-columns-spanned="3" office:value-type="string">
            <text:p text:style-name="Table_20_Contents"/>
          </table:table-cell>
          <table:covered-table-cell/>
          <table:covered-table-cell/>
        </table:table-row>
      </table:table>
      <text:p text:style-name="P7"/>
      <text:p text:style-name="P25"><text:span text:style-name="T22">This </text:span><text:span text:style-name="T23">project</text:span><text:span text:style-name="T22"> has two parts. For the first part, you will </text:span><text:span text:style-name="T23">get to know your groups and decide how you want to work together this semester. For the second part, you will figure out a few basic things about the night sky. This is something of a “trial run” for our group work system, so please ask for help on Piazza if you have questions! Coaches will be watching this all week to help you. We can also jump on Blackboard Collaborate or Zoom if you need help in real time.</text:span></text:p>
      <text:p text:style-name="P9"/>
      <text:p text:style-name="P25"/>
      <text:p text:style-name="P13">You will be doing much of your work in groups this semester. Some of you will be meeting in person; some of you will be working online. Regardless, you will be working closely together. (Remember, if you’re meeting in person, wear masks and be safe!)</text:p>
      <text:p text:style-name="P9"/>
      <text:p text:style-name="P26"><text:span text:style-name="T25">In some classes, group work is only a little thing -- only a small fraction of the course, and only a small fraction of your grade. This semester, it will be almost </text:span><text:span text:style-name="T24">all</text:span><text:span text:style-name="T29"> </text:span><text:span text:style-name="T25">of your work and most of your grade. The other two people you’ll be with are going to be your close colleagues for the next few months -- and, hopefully, your friends throughout your university career.</text:span></text:p>
      <text:p text:style-name="P9"/>
      <text:p text:style-name="P24"><text:span text:style-name="T28">You will also be suggesting grades for the other members of your group, too. So, it is important that we make sure that we start off right: we want to make sure that your groups work as well as possible together.</text:span></text:p>
      <text:p text:style-name="P9"/>
      <text:p text:style-name="P13">After you have figured out how to work with your groups, you’ll start gaining the basic vocabulary you need to talk about where things are in the sky.</text:p>
      <text:p text:style-name="P13"/>
      <text:p text:style-name="P15">The first thing you will want to do is to upload this document into either Microsoft Office365 or Google Docs. Make the document shareable to “anyone with the link”, and share the link with your group. It is important that the document be accessible to “anyone with the link” because we will need to see it eventually, too!</text:p>
      <text:p text:style-name="P13"/>
      <text:p text:style-name="P39"/>
      <text:p text:style-name="P18">Part 1: Building Your Groups</text:p>
      <text:p text:style-name="P9"/>
      <text:p text:style-name="P13">Take turns introducing yourself to the other people in your group and get to know them. Each person should share with the group:</text:p>
      <text:list xml:id="list2941472529" text:style-name="L2">
        <text:list-item>
          <text:p text:style-name="P44">Your name and preferred pronouns</text:p>
        </text:list-item>
        <text:list-item>
          <text:p text:style-name="P44">Where you’re physically located in the world; if you’re in Syracuse, share where you’re from</text:p>
        </text:list-item>
        <text:list-item>
          <text:p text:style-name="P44">Why you enrolled in AST101 and what you hope to get out of this class</text:p>
        </text:list-item>
        <text:list-item>
          <text:p text:style-name="P44">What you’re studying here at Syracuse</text:p>
        </text:list-item>
        <text:list-item>
          <text:p text:style-name="P44">How you hope to make the world a better place, both as a student and afterwards in the rest of your life</text:p>
        </text:list-item>
      </text:list>
      <text:p text:style-name="P43">While the first person is introducing themselves, the second person should type out a summary of what they said below. (This is good for us to have for our records.)</text:p>
      <table:table table:name="Table2" table:style-name="Table2">
        <table:table-column table:style-name="Table2.A"/>
        <table:table-row>
          <table:table-cell table:style-name="Table2.A1" office:value-type="string">
            <text:p text:style-name="P1"/>
          </table:table-cell>
        </table:table-row>
      </table:table>
      <text:p text:style-name="P9"/>
      <text:p text:style-name="P13">Then, while the second person is introducing themselves, the third person in the group should likewise type a summary below:</text:p>
      <text:p text:style-name="P11"/>
      <table:table table:name="Table3" table:style-name="Table3">
        <table:table-column table:style-name="Table3.A"/>
        <table:table-row>
          <table:table-cell table:style-name="Table3.A1" office:value-type="string">
            <text:p text:style-name="P1"/>
          </table:table-cell>
        </table:table-row>
      </table:table>
      <text:p text:style-name="P9"/>
      <text:p text:style-name="P26"><text:span text:style-name="T25">Finally, as the third person introduces </text:span><text:span text:style-name="T24">themselves</text:span><text:span text:style-name="T25">, the </text:span><text:span text:style-name="T24">first</text:span><text:span text:style-name="T29"> </text:span><text:span text:style-name="T25">person in the group should likewise type a summary below:</text:span></text:p>
      <text:p text:style-name="P11"/>
      <table:table table:name="Table4" table:style-name="Table4">
        <table:table-column table:style-name="Table4.A"/>
        <table:table-row>
          <table:table-cell table:style-name="Table4.A1" office:value-type="string">
            <text:p text:style-name="P1"/>
          </table:table-cell>
        </table:table-row>
      </table:table>
      <text:p text:style-name="P10"><text:line-break/></text:p>
      <text:p text:style-name="P13">Now, discuss with your group how you hope to work together during the semester. As a team, complete the following:</text:p>
      <text:p text:style-name="P13"/>
      <text:p text:style-name="P17">“<text:span text:style-name="T35">A good group member will…”</text:span></text:p>
      <text:p text:style-name="P11"/>
      <table:table table:name="Table5" table:style-name="Table5">
        <table:table-column table:style-name="Table5.A"/>
        <table:table-row>
          <table:table-cell table:style-name="Table5.A1" office:value-type="string">
            <text:p text:style-name="P1"/>
          </table:table-cell>
        </table:table-row>
      </table:table>
      <text:p text:style-name="P9"/>
      <text:p text:style-name="P17">“<text:span text:style-name="T35">The most important thing a group member can do is…”</text:span></text:p>
      <text:p text:style-name="P11"/>
      <table:table table:name="Table6" table:style-name="Table6">
        <table:table-column table:style-name="Table6.A"/>
        <table:table-row>
          <table:table-cell table:style-name="Table6.A1" office:value-type="string">
            <text:p text:style-name="P1"/>
          </table:table-cell>
        </table:table-row>
      </table:table>
      <text:p text:style-name="P9"/>
      <text:p text:style-name="P17">“<text:span text:style-name="T35">It’s not a big deal if a group member…”</text:span></text:p>
      <text:p text:style-name="P11"/>
      <table:table table:name="Table7" table:style-name="Table7">
        <table:table-column table:style-name="Table7.A"/>
        <table:table-row>
          <table:table-cell table:style-name="Table7.A1" office:value-type="string">
            <text:p text:style-name="P1"/>
          </table:table-cell>
        </table:table-row>
      </table:table>
      <text:p text:style-name="P9"/>
      <text:p text:style-name="P17">“<text:span text:style-name="T35">It would really hurt the rest of us if a group member did…”</text:span></text:p>
      <text:p text:style-name="P11"><text:soft-page-break/></text:p>
      <table:table table:name="Table8" table:style-name="Table8">
        <table:table-column table:style-name="Table8.A"/>
        <table:table-row>
          <table:table-cell table:style-name="Table8.A1" office:value-type="string">
            <text:p text:style-name="P1"/>
          </table:table-cell>
        </table:table-row>
      </table:table>
      <text:p text:style-name="P10"><text:line-break/></text:p>
      <text:p text:style-name="P17">“<text:span text:style-name="T35">Some good ways for us to collaborate together in real time are…”</text:span></text:p>
      <text:p text:style-name="P11"/>
      <table:table table:name="Table9" table:style-name="Table9">
        <table:table-column table:style-name="Table9.A"/>
        <table:table-row>
          <table:table-cell table:style-name="Table9.A1" office:value-type="string">
            <text:p text:style-name="P1"/>
          </table:table-cell>
        </table:table-row>
      </table:table>
      <text:p text:style-name="P9"/>
      <text:p text:style-name="P27"><text:span text:style-name="T26">(Some e</text:span><text:span text:style-name="T25">xamples: Meeting in person; Zoom; Discord; WeChat; Google Hangouts; FaceTime…</text:span><text:span text:style-name="T26">)</text:span></text:p>
      <text:p text:style-name="P27"><text:span text:style-name="T25"><text:line-break/>Talk about the technology you prefer and figure out what works for everyone. You should choose one of Office365 and Google Docs to use for realtime collaboration -- this will be very important. </text:span><text:span text:style-name="T26">We have tried to pair people who have similar preferences.</text:span></text:p>
      <text:p text:style-name="P27"><text:span text:style-name="T25"/></text:p>
      <text:p text:style-name="P26"><text:span text:style-name="T25">Then, use your previous answers to create a </text:span><text:span text:style-name="T27">rubric</text:span><text:span text:style-name="T29"> </text:span><text:span text:style-name="T25">(a grading method) for your group. I will look at all the rubrics that the class creates, and then combine your good ideas to make a rubric for the class. During the semester, I’ll have you grade the other members of your group with it -- so, in part, your grade will be coming from </text:span><text:span text:style-name="T26">the other members of your group.</text:span></text:p>
      <text:p text:style-name="P9"/>
      <text:p text:style-name="P13">In creating your rubric, tell us both what things you will evaluate, and what percentage of the credit they should be worth. (So, for instance, you might say that “showing up” is worth 20%. I’ve typed this into the table, but you can <text:span text:style-name="T1">and should </text:span>change it if you want!)</text:p>
      <text:p text:style-name="P9"/>
      <table:table table:name="Table10" table:style-name="Table10">
        <table:table-column table:style-name="Table10.A"/>
        <table:table-column table:style-name="Table10.B"/>
        <table:table-row>
          <table:table-cell table:style-name="Table10.A1" office:value-type="string">
            <text:p text:style-name="P4">Criterion</text:p>
          </table:table-cell>
          <table:table-cell table:style-name="Table10.A1" office:value-type="string">
            <text:p text:style-name="P4">Percentage</text:p>
          </table:table-cell>
        </table:table-row>
        <table:table-row>
          <table:table-cell table:style-name="Table10.A1" office:value-type="string">
            <text:p text:style-name="P5">Being present when the group is working</text:p>
          </table:table-cell>
          <table:table-cell table:style-name="Table10.A1" office:value-type="string">
            <text:p text:style-name="P5">20%</text:p>
          </table:table-cell>
        </table:table-row>
        <table:table-row>
          <table:table-cell table:style-name="Table10.A1" office:value-type="string">
            <text:p text:style-name="P1"/>
          </table:table-cell>
          <table:table-cell table:style-name="Table10.A1" office:value-type="string">
            <text:p text:style-name="P1"/>
          </table:table-cell>
        </table:table-row>
        <table:table-row>
          <table:table-cell table:style-name="Table10.A1" office:value-type="string">
            <text:p text:style-name="P1"/>
          </table:table-cell>
          <table:table-cell table:style-name="Table10.A1" office:value-type="string">
            <text:p text:style-name="P1"/>
          </table:table-cell>
        </table:table-row>
        <table:table-row>
          <table:table-cell table:style-name="Table10.A1" office:value-type="string">
            <text:p text:style-name="P1"/>
          </table:table-cell>
          <table:table-cell table:style-name="Table10.A1" office:value-type="string">
            <text:p text:style-name="P1"/>
          </table:table-cell>
        </table:table-row>
      </table:table>
      <text:p text:style-name="P10"><text:line-break/></text:p>
      <text:p text:style-name="P19"><text:span text:style-name="T6">Your first homework assignment is due </text:span><text:span text:style-name="T17">Tuesday</text:span><text:span text:style-name="T16">, September </text:span><text:span text:style-name="T17">8</text:span><text:span text:style-name="T16">, by </text:span><text:span text:style-name="T17">noon</text:span><text:span text:style-name="T16"> Syracuse time.</text:span><text:span text:style-name="T30"> </text:span><text:span text:style-name="T6">Like everything else, you’ll work on this homework assignment in your groups! It will be ideal if you work on this assignment together in person. However, if you are not able to meet in person, you can meet over the internet. </text:span><text:span text:style-name="T7">Having webcams and/or the ability to share your screens with each other will be very helpful for you for this.</text:span></text:p>
      <text:p text:style-name="P9"/>
      <text:p text:style-name="P13">Discuss with your team when and how you’re going to meet up to do your homework (e.g. “2PM on Sunday, using FaceTime”; “10PM on Monday, by the big rock in Oakwood“):</text:p>
      <text:p text:style-name="P11"/>
      <table:table table:name="Table11" table:style-name="Table11">
        <table:table-column table:style-name="Table11.A"/>
        <table:table-row>
          <table:table-cell table:style-name="Table11.A1" office:value-type="string">
            <text:p text:style-name="P1"/>
          </table:table-cell>
        </table:table-row>
      </table:table>
      <text:p text:style-name="P9"/>
      <text:p text:style-name="P13"><text:soft-page-break/>Finally, you should start thinking about a group name! Since this is an astronomy class, the best group names are astronomy-themed -- stars, planets, spacecraft, and the like! You don’t have to choose one right away; if you don’t think of one right away, you’ll have another opportunity to ponder this. (Group names <text:span text:style-name="T1">help</text:span> <text:bookmark-start text:name="__DdeLink__9_3053765468"/>u<text:bookmark-end text:name="__DdeLink__9_3053765468"/>s keep things organized <text:span text:style-name="T1">and are more fun than the “group numbers” that you’ve been given already.</text:span>) </text:p>
      <text:p text:style-name="P13"><text:span text:style-name="T2"/></text:p>
      <text:p text:style-name="P40"><text:span text:style-name="T31">Part 2</text:span><text:span text:style-name="T33">A</text:span><text:span text:style-name="T31">: </text:span><text:span text:style-name="T32">Orienting Yourself By the Sky<text:line-break/></text:span></text:p>
      <text:p text:style-name="P21"><text:span text:style-name="T8">Shortly after the attack on Pearl Harbor that marked the US entry into the </text:span><text:span text:style-name="T7">Second World War, </text:span><text:span text:style-name="T8">the Japanese </text:span><text:span text:style-name="T9">invaded the island of Luzon, the northernmost island in the Philippines and the site of its capital.</text:span><text:span text:style-name="T8"> American troops were surrounded on the Bataan Peninsula </text:span><text:span text:style-name="T9">near Manila</text:span><text:span text:style-name="T8">, and they knew that they would soon have to surrender. The Americans decided to use the last remaining forces of the US Navy in the area to evacuate the President of the Phillippines, along with General Douglas MacArthur and his top staff, to safety </text:span><text:span text:style-name="T9">on the southern island of Mindanao.</text:span></text:p>
      <text:p text:style-name="P28"><text:span text:style-name="T6"/></text:p>
      <text:p text:style-name="P22"><text:span text:style-name="T9">But the Navy didn’t have any large ships left – only a few wooden speedboats, called “PT boats”, led by Lt. John Bulkeley. They were small and fast, but would not be able to fight the Japanese Navy. The only option was to escape at night, sneaking past the blockade into the open ocean and running for it. </text:span><text:span text:style-name="T10">Their voyage took a day and a half, and during much of this time</text:span><text:span text:style-name="T9"> they had to navigate by the stars. </text:span><text:span text:style-name="T10">(They were planning to arrive at Cayagan at nighttime, but engine trouble slowed them down.) </text:span><text:span text:style-name="T9">They would have access to </text:span><text:span text:style-name="T20">sextants</text:span><text:span text:style-name="T13">, devices to allow them to measure angles. Using a sextant, you can measure the angle between a star and the horizon, between a star and the direction your boat is pointed, or anything else. They also would have had wristwatches, allowing them to tell time accurately.</text:span></text:p>
      <text:p text:style-name="P29"><text:span text:style-name="T6"/></text:p>
      <text:p text:style-name="P22"><text:span text:style-name="T9">Their escape route is shown on the map at </text:span><text:a xlink:type="simple" xlink:href="https://upload.wikimedia.org/wikipedia/commons/a/ad/MacArthur%27s_Escape.jpg" text:style-name="Internet_20_link" text:visited-style-name="Visited_20_Internet_20_Link">https://upload.wikimedia.org/wikipedia/commons/a/ad/MacArthur%27s_Escape.jpg</text:a><text:span text:style-name="T9"> . They travelled from Corregidor Island (latitude 14.4 degrees N, longitude 120.5 degrees E) to Cayagan (latitude 8.5 degrees N, longitude 124.7 degrees E) – </text:span><text:span text:style-name="T11">in other words, they needed to travel mostly south and a little bit east.</text:span></text:p>
      <text:p text:style-name="P22"><text:span text:style-name="T9"/></text:p>
      <text:p text:style-name="P23"><text:span text:style-name="T10">Describe how this small group of sailors could use the stars to find Cayagan in the dark. You will need to be able to:</text:span></text:p>
      <text:p text:style-name="P30"><text:span text:style-name="T6"/></text:p>
      <text:list xml:id="list1194811702" text:style-name="L10">
        <text:list-item>
          <text:p text:style-name="P31"><text:span text:style-name="T6">Point your boat in a direction that you choose, using your sextant and knowledge of the night sky. </text:span><text:span text:style-name="T11">(Remember, you want to travel mostly southeast. Where will landmarks in the sky be compared to the direction you want to go?)</text:span></text:p>
        </text:list-item>
        <text:list-item>
          <text:p text:style-name="P32"><text:span text:style-name="T6">Measure your current latitude from looking at the night sky, so you know when you have traveled far enough<text:line-break/></text:span></text:p>
        </text:list-item>
      </text:list>
      <text:p text:style-name="P33"><text:span text:style-name="T12">Now, suppose that Lt. Bulkeley had to travel all the way to Australia by sea – to Darwin, at latitude 12.4 degrees S, longitude 130.9 degrees N. Would he have had to do anything different in navigating all the way to Australia? (Hint: What changes when you cross the Equator?)</text:span></text:p>
      <text:p text:style-name="P29"><text:span text:style-name="T6"/></text:p>
      <text:p text:style-name="P38"><text:bookmark-start text:name="__DdeLink__13_3053765468"/><text:span text:style-name="T6">Remember, your task isn’t just to describe </text:span><text:span text:style-name="T19">how</text:span><text:span text:style-name="T12"> to do those things – you need to describe </text:span><text:span text:style-name="T19">why</text:span><text:span text:style-name="T12"> those are the right things to do.</text:span><text:bookmark-end text:name="__DdeLink__13_3053765468"/><text:span text:style-name="T14"> Type your explanation in red type below. If you want to include pictures or anything else, you may do so!</text:span></text:p>
      <text:p text:style-name="P42"><text:span text:style-name="T15">Part 2B: Orienting Yourself By the Sky</text:span></text:p>
      <text:p text:style-name="P34"><text:span text:style-name="T15"/></text:p>
      <text:p text:style-name="P36"><text:span text:style-name="T14">Suppose that you are on a submarine on a secret mission (maybe you are a spy?) that has surfaced after a very long time underwater. You’ve been underwater so long that you’ve lost track of time – you don’t know the time of year or where you are. This isn’t much use, though – you aren’t in Syracuse! Still, it might be helpful. You’d like to know these things, though – you need to figure out where you are and what the date is quickly before you go back underwater. You have perhaps one hour to observe the sky, and it is a clear night. </text:span></text:p>
      <text:p text:style-name="P35"><text:span text:style-name="T14"/></text:p>
      <text:p text:style-name="P38"><text:span text:style-name="T14">You have a sextant – a device that will let you measure angles in the sky. Using it you can measure the angle between the horizon and any point in the sky, or measure the angle between the direction your submarine is facing and any point in the sky</text:span></text:p>
      <text:p text:style-name="P35"><text:span text:style-name="T14"/></text:p>
      <text:p text:style-name="P35"><text:span text:style-name="T14"/></text:p>
      <text:p text:style-name="P35"><text:span text:style-name="T14">Describe how you will:</text:span></text:p>
      <text:p text:style-name="P35"><text:span text:style-name="T14"/></text:p>
      <text:list xml:id="list224994981" text:style-name="L11">
        <text:list-item>
          <text:p text:style-name="P37"><text:span text:style-name="T14">Determine whether you are north or south of the Equator</text:span></text:p>
        </text:list-item>
        <text:list-item>
          <text:p text:style-name="P37"><text:span text:style-name="T14">Determine your latitude – </text:span><text:span text:style-name="T21">how far</text:span><text:span text:style-name="T14"> north or south of the Equator you are</text:span></text:p>
        </text:list-item>
        <text:list-item>
          <text:p text:style-name="P37"><text:span text:style-name="T14">Determine the </text:span><text:span text:style-name="T21">time of year</text:span><text:span text:style-name="T14"> – what month is it? </text:span></text:p>
        </text:list-item>
        <text:list-item>
          <text:p text:style-name="P16">Determine which direction your submarine is facing</text:p>
        </text:list-item>
      </text:list>
      <text:p text:style-name="P35"><text:span text:style-name="T14"/></text:p>
      <text:p text:style-name="P35"><text:span text:style-name="T14"/></text:p>
      <text:p text:style-name="P38"><text:span text:style-name="T14">Remember, your task isn’t just to describe </text:span><text:span text:style-name="T21">how</text:span><text:span text:style-name="T14"> to do those things – you need to describe </text:span><text:span text:style-name="T21">why</text:span><text:span text:style-name="T14"> those are the right things to do.</text:span><text:bookmark-start text:name="__DdeLink__15_3053765468"/><text:span text:style-name="T14"> Type your explanation in red type below. If you want to include pictures or anything else, you may do so!</text:span><text:bookmark-end text:name="__DdeLink__15_3053765468"/></text:p>
      <text:p text:style-name="P35"><text:span text:style-name="T14"/></text:p>
      <text:p text:style-name="P35"><text:span text:style-name="T14"/></text:p>
      <text:p text:style-name="P35"><text:span text:style-name="T14"/></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2"><text:span text:style-name="T9"/></text:p>
      <text:p text:style-name="P22"><text:span text:style-name="T9"/></text:p>
      <text:p text:style-name="P14"/>
      <text:p text:style-name="P14"/>
      <text:p text:style-name="P41"><text:span text:style-name="T16">When your group is done, one person should send </text:span><text:span text:style-name="T18">a link to your shared Google or Microsoft</text:span><text:span text:style-name="T16"> document by email to </text:span><text:a xlink:type="simple" xlink:href="mailto:suast101projects@gmail.com" text:style-name="Internet_20_link" text:visited-style-name="Visited_20_Internet_20_Link">suast101projects@gmail.com</text:a><text:span text:style-name="T18">.You should </text:span><text:span text:style-name="T16">cc: </text:span><text:span text:style-name="T18">both your other group members and the group members of the group that will evaluate you. This means that ordinarily you will be emailing six different addresses: </text:span><text:a xlink:type="simple" xlink:href="mailto:suast101projects@gmail.com" text:style-name="Internet_20_link" text:visited-style-name="Visited_20_Internet_20_Link">suast101projects@gmail.com</text:a><text:span text:style-name="T18">, the other two members of your group, and three members of another group. (Of course, if one of those groups has only two people, then this will be different.)</text:span></text:p>
      <text:p text:style-name="P20"><text:span text:style-name="T18"/></text:p>
      <text:p text:style-name="P20"><text:span text:style-name="T18">See </text:span><text:a xlink:type="simple" xlink:href="https://walterfreeman.github.io/ast101/project1instructions.html" text:style-name="Internet_20_link" text:visited-style-name="Visited_20_Internet_20_Link">https://walterfreeman.github.io/ast101/project1instructions.html</text:a><text:span text:style-name="T18"> to see what group is evaluating you, what to put in the subject line of your email, what their email addresses are, and what their group number is.</text:span></text:p>
      <text:p text:style-name="P9"/>
      <text:p text:style-name="P12"><text:span text:style-name="T39">Make sure you fill out the information at the top about who you worked with and how you worked together.</text:span><text:span text:style-name="T36"><text:line-break/></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1T20:54:59.959247250</meta:creation-date>
    <dc:date>2020-08-31T22:20:33.371703147</dc:date>
    <meta:editing-duration>PT14M10S</meta:editing-duration>
    <meta:editing-cycles>2</meta:editing-cycles>
    <meta:generator>LibreOffice/6.4.5.2$Linux_X86_64 LibreOffice_project/40$Build-2</meta:generator>
    <meta:document-statistic meta:table-count="11" meta:image-count="0" meta:object-count="0" meta:page-count="7" meta:paragraph-count="70" meta:word-count="1834" meta:character-count="10238" meta:non-whitespace-character-count="8458"/>
  </office:meta>
</office:document-meta>
</file>